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c534" officeooo:paragraph-rsid="0009c534"/>
    </style:style>
    <style:style style:name="P2" style:family="paragraph" style:parent-style-name="Standard">
      <style:text-properties officeooo:paragraph-rsid="000ad458"/>
    </style:style>
    <style:style style:name="P3" style:family="paragraph" style:parent-style-name="Standard">
      <style:text-properties officeooo:rsid="0009c534" officeooo:paragraph-rsid="0009c534"/>
    </style:style>
    <style:style style:name="P4" style:family="paragraph" style:parent-style-name="Heading_20_1">
      <style:text-properties officeooo:rsid="000ad458" officeooo:paragraph-rsid="000ad458"/>
    </style:style>
    <style:style style:name="P5" style:family="paragraph" style:parent-style-name="Title">
      <style:text-properties officeooo:rsid="000ad458" officeooo:paragraph-rsid="000ad458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nuel utilisateur</text:p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"><text:a xlink:type="simple" xlink:href="#__RefHeading__118_1848935897" text:style-name="Index_20_Link" text:visited-style-name="Index_20_Link">Chapitre 1<text:tab/>1</text:a></text:p>
          <text:p text:style-name="P6"><text:a xlink:type="simple" xlink:href="#__RefHeading__120_1848935897" text:style-name="Index_20_Link" text:visited-style-name="Index_20_Link">Chapitre 2<text:tab/>1</text:a></text:p>
        </text:index-body>
      </text:table-of-content>
      <text:p text:style-name="P1"/>
      <text:p text:style-name="P1"/>
      <text:p text:style-name="P1"/>
      <text:h text:style-name="P4" text:outline-level="1"><text:bookmark-start text:name="__RefHeading__118_1848935897"/>Chapitre 1<text:bookmark-end text:name="__RefHeading__118_1848935897"/></text:h>
      <text:p text:style-name="Standard"/>
      <text:h text:style-name="P4" text:outline-level="1"><text:bookmark-start text:name="__RefHeading__120_1848935897"/>Chapitre 2<text:bookmark-end text:name="__RefHeading__120_1848935897"/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mid </meta:initial-creator>
    <meta:creation-date>2017-01-30T20:58:38.145751402</meta:creation-date>
    <meta:generator>LibreOffice/4.3.3.2$Linux_X86_64 LibreOffice_project/430m0$Build-2</meta:generator>
    <dc:date>2017-01-30T21:10:44.900895951</dc:date>
    <dc:creator>hamid </dc:creator>
    <meta:editing-duration>PT4M31S</meta:editing-duration>
    <meta:editing-cycles>2</meta:editing-cycles>
    <dc:title>Table des matières de l'aide</dc:title>
    <meta:document-statistic meta:table-count="0" meta:image-count="0" meta:object-count="0" meta:page-count="1" meta:paragraph-count="6" meta:word-count="15" meta:character-count="80" meta:non-whitespace-character-count="71"/>
  </office:meta>
</office:document-meta>
</file>